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5ea75" officeooo:paragraph-rsid="0005ea75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ea75" officeooo:paragraph-rsid="0005ea7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081e" officeooo:paragraph-rsid="0007081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2180" officeooo:paragraph-rsid="000821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19b0" officeooo:paragraph-rsid="000d19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19b0" officeooo:paragraph-rsid="00181dc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c896" officeooo:paragraph-rsid="000ec89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c896" officeooo:paragraph-rsid="0010de7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de73" officeooo:paragraph-rsid="0010de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0de73" officeooo:paragraph-rsid="000ec89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bacc2" officeooo:paragraph-rsid="000bacc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1b90b" officeooo:paragraph-rsid="0031b90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81958" officeooo:paragraph-rsid="0038195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81958" officeooo:paragraph-rsid="000ec89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1c05" officeooo:paragraph-rsid="00131c0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1c05" officeooo:paragraph-rsid="004cbf6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f700f" officeooo:paragraph-rsid="00131c0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81938" officeooo:paragraph-rsid="004b78f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b78fa" officeooo:paragraph-rsid="004f35a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b78fa" officeooo:paragraph-rsid="005f87a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5aa138" officeooo:paragraph-rsid="005f87a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79e21" officeooo:paragraph-rsid="00438ea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9b0" officeooo:paragraph-rsid="000d19b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2180" officeooo:paragraph-rsid="0008218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81ea32" officeooo:paragraph-rsid="0081ea3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81938" officeooo:paragraph-rsid="005640e0" style:font-size-asian="10.5pt" style:font-weight-asian="normal" style:font-size-complex="12pt" style:font-weight-complex="normal"/>
    </style:style>
    <style:style style:name="T1" style:family="text">
      <style:text-properties officeooo:rsid="000b32ba"/>
    </style:style>
    <style:style style:name="T2" style:family="text">
      <style:text-properties officeooo:rsid="000f3daa"/>
    </style:style>
    <style:style style:name="T3" style:family="text">
      <style:text-properties officeooo:rsid="0010de73"/>
    </style:style>
    <style:style style:name="T4" style:family="text">
      <style:text-properties officeooo:rsid="0011e83b"/>
    </style:style>
    <style:style style:name="T5" style:family="text">
      <style:text-properties officeooo:rsid="00149d98"/>
    </style:style>
    <style:style style:name="T6" style:family="text">
      <style:text-properties officeooo:rsid="0018a867"/>
    </style:style>
    <style:style style:name="T7" style:family="text">
      <style:text-properties officeooo:rsid="001d44ba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1e83b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5aa138" style:font-weight-asian="bold" style:font-weight-complex="bold"/>
    </style:style>
    <style:style style:name="T11" style:family="text">
      <style:text-properties officeooo:rsid="00369994"/>
    </style:style>
    <style:style style:name="T12" style:family="text">
      <style:text-properties officeooo:rsid="003d3ea6"/>
    </style:style>
    <style:style style:name="T13" style:family="text">
      <style:text-properties officeooo:rsid="00438ea0"/>
    </style:style>
    <style:style style:name="T14" style:family="text">
      <style:text-properties officeooo:rsid="004b78fa"/>
    </style:style>
    <style:style style:name="T15" style:family="text">
      <style:text-properties officeooo:rsid="004cbf67"/>
    </style:style>
    <style:style style:name="T16" style:family="text">
      <style:text-properties officeooo:rsid="004f35ac"/>
    </style:style>
    <style:style style:name="T17" style:family="text">
      <style:text-properties officeooo:rsid="005c7310"/>
    </style:style>
    <style:style style:name="T18" style:family="text">
      <style:text-properties officeooo:rsid="005f87ad"/>
    </style:style>
    <style:style style:name="T19" style:family="text">
      <style:text-properties officeooo:rsid="00744b67"/>
    </style:style>
    <style:style style:name="T20" style:family="text">
      <style:text-properties officeooo:rsid="007627c0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457556"/>
    </style:style>
    <style:style style:name="T23" style:family="text">
      <style:text-properties officeooo:rsid="00840bf0"/>
    </style:style>
    <style:style style:name="T24" style:family="text">
      <style:text-properties officeooo:rsid="008be8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/text:p>
      <text:p text:style-name="P2"/>
      <text:p text:style-name="P3"><text:span text:style-name="T9">Catégorie</text:span><text:span text:style-name="T8"> : </text:span>Projet Web.</text:p>
      <text:p text:style-name="P4"><text:span text:style-name="T9">Langage</text:span><text:span text:style-name="T8"> : </text:span><text:span text:style-name="T10">j</text:span>ava script <text:s/><text:span text:style-name="T1">+ html</text:span> ou autre (java, php, …).</text:p>
      <text:p text:style-name="P11"><text:span text:style-name="T8">Type :</text:span> extension de navigateur <text:span text:style-name="T24">et site web</text:span>.</text:p>
      <text:p text:style-name="P12"><text:span text:style-name="T8">Auteur :</text:span> Arthur DELAIN.</text:p>
      <text:p text:style-name="P25">Professeur :</text:p>
      <text:p text:style-name="P12"/>
      <text:p text:style-name="P24">Description :</text:p>
      <text:p text:style-name="P24"/>
      <text:p text:style-name="P26"><text:span text:style-name="T14">Réaliser un a</text:span>nnuaire collaboratif <text:span text:style-name="T16">de pages web :</text:span></text:p>
      <text:p text:style-name="P26"/>
      <text:p text:style-name="P21">Le but principal <text:span text:style-name="T17">de l’</text:span>application <text:span text:style-name="T19">est</text:span> <text:span text:style-name="T18">de catégoriser différentes pages web et cela en rapport à des critères donnés (programmation, media …) . Cela afin de permettre de juger de la cohérence et la pertinence de la page web (de façon dite « pragmatique »).</text:span></text:p>
      <text:p text:style-name="P20"/>
      <text:p text:style-name="P19">Cette annuaire sera divisé en deux parties, une interface et une page web :</text:p>
      <text:p text:style-name="P18"/>
      <text:p text:style-name="P7"><text:span text:style-name="T15">-</text:span> une interface web en extension aux navigateurs <text:span text:style-name="T11">internets (Mozilla, Chrome, ...)</text:span> qui permettra d’interagir avec les pages web rencontrées (principalement « page media ») <text:s/>et d’afficher plusieurs infos/visuelles sur la qualité (<text:span text:style-name="T4">intrinsèques</text:span> aux critères &amp; aux <text:span text:style-name="T4">catégorie</text:span> établies) de ces dites pages.</text:p>
      <text:p text:style-name="P14">Information visuelles : <text:span text:style-name="T2">-vignettes de couleurs.</text:span></text:p>
      <text:p text:style-name="P7"><text:tab/><text:tab/><text:tab/> <text:s/><text:span text:style-name="T2">-notes.</text:span></text:p>
      <text:p text:style-name="P7"><text:tab/><text:tab/><text:tab/> <text:s/><text:span text:style-name="T2">-signes divers.</text:span></text:p>
      <text:p text:style-name="P7"/>
      <text:p text:style-name="P13">Se sera les internautes par leur interactions, qui définiront ces informations <text:span text:style-name="T13">visuelles.</text:span></text:p>
      <text:p text:style-name="P10">Interactions : <text:s/><text:span text:style-name="T16">-ajout de la page web à l’application.</text:span></text:p>
      <text:p text:style-name="P8"><text:tab/><text:tab/><text:span text:style-name="T3">-onglet permettant de designer une ou des catégories &amp; critères.</text:span></text:p>
      <text:p text:style-name="P9"><text:tab/><text:tab/>pour la page actuellement visitée.</text:p>
      <text:p text:style-name="P7"><text:tab/><text:tab/><text:span text:style-name="T3">-ajout commentaires.</text:span></text:p>
      <text:p text:style-name="P7"><text:tab/><text:tab/><text:span text:style-name="T3">-ajout lien(s).</text:span></text:p>
      <text:p text:style-name="P7"><text:tab/><text:tab/><text:span text:style-name="T6">-j’aime/j’aime pas.</text:span></text:p>
      <text:p text:style-name="P7"><text:tab/><text:tab/><text:span text:style-name="T3">-[…] (remonter a la source ?)</text:span></text:p>
      <text:p text:style-name="P7"/>
      <text:p text:style-name="P16"><text:span text:style-name="T15">- un s</text:span>ite web avec <text:span text:style-name="T12">un </text:span>arbre de tous les liens analysés. <text:span text:style-name="T12">Celui-ci sera trié selon une « hiérarchie » des sujets pour que l’internaute puisse faire des recherches orientées. Une page de description sera attribué à chaque pages analysé et celles-ci seront <text:s/>regroupées en page de description « mère » représentant leur catégorie (/ sujet, / critère).</text:span></text:p>
      <text:p text:style-name="P15"><text:tab/><text:span text:style-name="T20">(+moteur de recherche).</text:span></text:p>
      <text:p text:style-name="P15"/>
      <text:p text:style-name="P22"><text:span text:style-name="T21">Inspiration : - « decodex » du journal « le monde ».</text:span><text:span text:style-name="T22"> </text:span></text:p>
      <text:p text:style-name="P17"/>
      <text:p text:style-name="P23">Taches :</text:p>
      <text:p text:style-name="P6"><text:tab/><text:span text:style-name="T5">-interface web (design, interaction, mise a jour avec les nouvelles données enregistrées).</text:span></text:p>
      <text:p text:style-name="P5"><text:tab/><text:span text:style-name="T5">-site web (design, interaction, mise a jour avec les nouvelles données enregistrées).</text:span></text:p>
      <text:p text:style-name="P5"><text:tab/><text:span text:style-name="T5">-catégoriser et mettre en place les critères (pour les interactions et pour la site web).</text:span></text:p>
      <text:p text:style-name="P5"><text:tab/><text:span text:style-name="T7">-mettre en place de recherches statistiques sur les pages web analysées <text:s/>et non analysées par les internautes (et ainsi proposer des pages aux utilisateurs..).</text:span></text:p>
      <text:p text:style-name="P5"><text:tab/><text:span text:style-name="T23">-mise en place du stockage des données. (base de donnée, ...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9:58:36.324000000</meta:creation-date>
    <meta:generator>LibreOffice/5.3.3.2$Windows_x86 LibreOffice_project/3d9a8b4b4e538a85e0782bd6c2d430bafe583448</meta:generator>
    <dc:date>2017-09-23T00:28:31.776000000</dc:date>
    <meta:editing-duration>PT7H30M21S</meta:editing-duration>
    <meta:editing-cycles>113</meta:editing-cycles>
    <meta:document-statistic meta:table-count="0" meta:image-count="0" meta:object-count="0" meta:page-count="1" meta:paragraph-count="31" meta:word-count="348" meta:character-count="2187" meta:non-whitespace-character-count="1835"/>
  </office:meta>
</office:document-meta>
</file>